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P1" style:family="paragraph" style:parent-style-name="Standard">
      <style:text-properties fo:color="#0000cc" fo:font-weight="bold" officeooo:rsid="0022c2c8" officeooo:paragraph-rsid="0022c2c8" style:font-weight-asian="bold" style:font-weight-complex="bold"/>
    </style:style>
    <style:style style:name="P2" style:family="paragraph" style:parent-style-name="Standard">
      <style:text-properties fo:font-weight="bold" officeooo:rsid="00212333" officeooo:paragraph-rsid="00212333" style:font-weight-asian="bold" style:font-weight-complex="bold"/>
    </style:style>
    <style:style style:name="P3" style:family="paragraph" style:parent-style-name="Standard">
      <style:paragraph-properties fo:text-align="center" style:justify-single-word="false"/>
      <style:text-properties fo:font-weight="bold" officeooo:rsid="001bf3e7" officeooo:paragraph-rsid="0017586f" style:font-weight-asian="bold" style:font-weight-complex="bold"/>
    </style:style>
    <style:style style:name="P4" style:family="paragraph" style:parent-style-name="Standard">
      <style:paragraph-properties fo:text-align="center" style:justify-single-word="false"/>
      <style:text-properties fo:font-weight="bold" officeooo:rsid="002c51f3" officeooo:paragraph-rsid="002c51f3" style:font-weight-asian="bold" style:font-weight-complex="bold"/>
    </style:style>
    <style:style style:name="P5" style:family="paragraph" style:parent-style-name="Standard">
      <style:text-properties officeooo:rsid="00154289" officeooo:paragraph-rsid="00154289"/>
    </style:style>
    <style:style style:name="P6" style:family="paragraph" style:parent-style-name="Standard">
      <style:text-properties officeooo:rsid="00212333" officeooo:paragraph-rsid="00212333"/>
    </style:style>
    <style:style style:name="P7" style:family="paragraph" style:parent-style-name="Standard">
      <style:text-properties officeooo:rsid="00212333" officeooo:paragraph-rsid="0022c2c8"/>
    </style:style>
    <style:style style:name="P8" style:family="paragraph" style:parent-style-name="Standard">
      <style:text-properties officeooo:rsid="00212333" officeooo:paragraph-rsid="002c0aa3"/>
    </style:style>
    <style:style style:name="P9" style:family="paragraph" style:parent-style-name="Standard">
      <style:text-properties officeooo:rsid="0022c2c8" officeooo:paragraph-rsid="0022c2c8"/>
    </style:style>
    <style:style style:name="P10" style:family="paragraph" style:parent-style-name="Standard">
      <style:text-properties officeooo:rsid="002a292b" officeooo:paragraph-rsid="002a292b"/>
    </style:style>
    <style:style style:name="P11" style:family="paragraph" style:parent-style-name="Standard">
      <style:text-properties officeooo:rsid="002c0aa3" officeooo:paragraph-rsid="002c0aa3"/>
    </style:style>
    <style:style style:name="P12" style:family="paragraph" style:parent-style-name="Standard">
      <style:paragraph-properties fo:text-align="start" style:justify-single-word="false"/>
      <style:text-properties fo:color="#800000" fo:font-size="14pt" fo:font-weight="bold" officeooo:rsid="002f709e" officeooo:paragraph-rsid="002f709e" style:font-size-asian="14pt" style:font-weight-asian="bold" style:font-size-complex="14pt" style:font-weight-complex="bold"/>
    </style:style>
    <style:style style:name="P13"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4" style:family="paragraph" style:parent-style-name="Standard">
      <style:paragraph-properties fo:margin-left="0cm" fo:margin-right="0cm" fo:text-align="start" style:justify-single-word="false" fo:text-indent="0cm" style:auto-text-indent="false"/>
      <style:text-properties fo:font-size="10pt" officeooo:paragraph-rsid="00288ae2" style:font-size-asian="10pt" style:font-size-complex="10pt"/>
    </style:style>
    <style:style style:name="P15" style:family="paragraph" style:parent-style-name="Standard">
      <style:paragraph-properties fo:margin-left="0cm" fo:margin-right="0cm" fo:text-align="start" style:justify-single-word="false" fo:text-indent="0cm" style:auto-text-indent="false"/>
      <style:text-properties fo:font-size="10pt" officeooo:paragraph-rsid="002c51f3" style:font-size-asian="10pt" style:font-size-complex="10pt"/>
    </style:style>
    <style:style style:name="P1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font-size-complex="10pt"/>
    </style:style>
    <style:style style:name="P17"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2c51f3" style:font-size-asian="10pt" style:font-size-complex="10pt"/>
    </style:style>
    <style:style style:name="P19" style:family="paragraph" style:parent-style-name="Standard" style:list-style-name="L1">
      <style:text-properties officeooo:rsid="002a292b" officeooo:paragraph-rsid="0022c2c8"/>
    </style:style>
    <style:style style:name="P20" style:family="paragraph" style:parent-style-name="Standard" style:list-style-name="L1">
      <style:text-properties officeooo:rsid="00212333" officeooo:paragraph-rsid="0022c2c8"/>
    </style:style>
    <style:style style:name="P21" style:family="paragraph" style:parent-style-name="Standard">
      <style:paragraph-properties fo:text-align="justify" style:justify-single-word="false"/>
      <style:text-properties fo:font-weight="normal" officeooo:rsid="002f709e" officeooo:paragraph-rsid="002f709e" style:font-weight-asian="normal"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font-size="10pt" officeooo:paragraph-rsid="00288ae2" style:font-size-asian="10pt" style:font-size-complex="10pt"/>
    </style:style>
    <style:style style:name="P23"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font-size-complex="10pt"/>
    </style:style>
    <style:style style:name="P24" style:family="paragraph" style:parent-style-name="Standard">
      <style:paragraph-properties fo:margin-left="0cm" fo:margin-right="0cm" fo:text-align="start" style:justify-single-word="false" fo:text-indent="0cm" style:auto-text-indent="false"/>
      <style:text-properties fo:color="#000000" style:font-name="Monospace" fo:font-size="10pt" style:text-underline-style="none" style:font-size-asian="10pt" style:font-size-complex="10pt"/>
    </style:style>
    <style:style style:name="P25"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font-size-complex="10pt"/>
    </style:style>
    <style:style style:name="P26"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properties fo:font-size="10pt" officeooo:paragraph-rsid="0031e586"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91795" style:font-weight-asian="bold" style:font-weight-complex="bold"/>
    </style:style>
    <style:style style:name="T3" style:family="text">
      <style:text-properties fo:font-weight="bold" officeooo:rsid="002c0aa3" style:font-weight-asian="bold" style:font-weight-complex="bold"/>
    </style:style>
    <style:style style:name="T4" style:family="text">
      <style:text-properties fo:font-weight="bold" officeooo:rsid="002a292b" style:font-weight-asian="bold" style:font-weight-complex="bold"/>
    </style:style>
    <style:style style:name="T5" style:family="text">
      <style:text-properties fo:color="#3f7f5f" style:font-name="Monospace"/>
    </style:style>
    <style:style style:name="T6" style:family="text">
      <style:text-properties fo:color="#3f7f5f" style:font-name="Monospace" style:text-underline-style="solid" style:text-underline-width="auto" style:text-underline-color="font-color"/>
    </style:style>
    <style:style style:name="T7" style:family="text">
      <style:text-properties fo:color="#3f7f5f" style:font-name="Monospace" style:text-underline-style="none" fo:font-weight="normal" officeooo:rsid="00288ae2" style:font-weight-asian="normal" style:font-weight-complex="normal"/>
    </style:style>
    <style:style style:name="T8" style:family="text">
      <style:text-properties fo:color="#3f7f5f" style:font-name="Monospace" fo:font-size="10pt" style:text-underline-style="none" fo:font-weight="normal" officeooo:rsid="00288ae2" style:font-size-asian="10pt" style:font-weight-asian="normal" style:font-size-complex="10pt" style:font-weight-complex="normal"/>
    </style:style>
    <style:style style:name="T9" style:family="text">
      <style:text-properties fo:color="#7f0055" style:font-name="Monospace" fo:font-weight="bold" style:font-weight-asian="bold"/>
    </style:style>
    <style:style style:name="T10" style:family="text">
      <style:text-properties fo:color="#7f0055" style:font-name="Monospace" fo:font-weight="bold" style:font-weight-asian="bold"/>
    </style:style>
    <style:style style:name="T11" style:family="text">
      <style:text-properties fo:color="#7f0055" style:font-name="Monospace" fo:font-size="12pt" fo:font-weight="bold" style:font-size-asian="12pt" style:font-weight-asian="bold"/>
    </style:style>
    <style:style style:name="T12" style:family="text">
      <style:text-properties fo:color="#7f0055" fo:font-weight="bold" style:font-weight-asian="bold"/>
    </style:style>
    <style:style style:name="T13" style:family="text">
      <style:text-properties fo:color="#000000" style:font-name="Monospace"/>
    </style:style>
    <style:style style:name="T14" style:family="text">
      <style:text-properties fo:color="#000000" style:font-name="Monospace" officeooo:rsid="002c51f3"/>
    </style:style>
    <style:style style:name="T15" style:family="text">
      <style:text-properties fo:color="#000000" style:font-name="Monospace" fo:font-size="12pt" style:font-size-asian="12pt"/>
    </style:style>
    <style:style style:name="T16" style:family="text">
      <style:text-properties fo:color="#000000" style:font-name="Monospace" fo:font-size="12pt" style:text-underline-style="solid" style:text-underline-width="auto" style:text-underline-color="font-color" style:font-size-asian="12pt"/>
    </style:style>
    <style:style style:name="T17" style:family="text">
      <style:text-properties fo:color="#000000" style:font-name="Monospace"/>
    </style:style>
    <style:style style:name="T18" style:family="text">
      <style:text-properties fo:color="#000000" style:font-name="Monospace" style:text-underline-style="solid" style:text-underline-width="auto" style:text-underline-color="font-color"/>
    </style:style>
    <style:style style:name="T19" style:family="text">
      <style:text-properties fo:color="#0000c0" style:font-name="Monospace" fo:font-style="italic" fo:font-weight="bold" style:font-style-asian="italic" style:font-weight-asian="bold"/>
    </style:style>
    <style:style style:name="T20" style:family="text">
      <style:text-properties fo:color="#0000c0" style:font-name="Monospace" style:text-underline-style="solid" style:text-underline-width="auto" style:text-underline-color="font-color"/>
    </style:style>
    <style:style style:name="T21" style:family="text">
      <style:text-properties fo:color="#0000c0" style:font-name="Monospace" fo:font-size="12pt" style:font-size-asian="12pt"/>
    </style:style>
    <style:style style:name="T22" style:family="text">
      <style:text-properties fo:color="#0000c0" style:font-name="Monospace"/>
    </style:style>
    <style:style style:name="T23" style:family="text">
      <style:text-properties fo:color="#6a3e3e" style:font-name="Monospace"/>
    </style:style>
    <style:style style:name="T24" style:family="text">
      <style:text-properties fo:color="#2a00ff" style:font-name="Monospace"/>
    </style:style>
    <style:style style:name="T25" style:family="text">
      <style:text-properties officeooo:rsid="0022c2c8"/>
    </style:style>
    <style:style style:name="T26" style:family="text">
      <style:text-properties officeooo:rsid="00291795"/>
    </style:style>
    <style:style style:name="T27" style:family="text">
      <style:text-properties officeooo:rsid="002a292b"/>
    </style:style>
    <style:style style:name="T28" style:family="text">
      <style:text-properties officeooo:rsid="002c0aa3"/>
    </style:style>
    <style:style style:name="T29" style:family="text">
      <style:text-properties officeooo:rsid="002f7aeb"/>
    </style:style>
    <style:style style:name="T30" style:family="text">
      <style:text-properties fo:color="#ff0000" style:font-name="Monospace" fo:font-size="12pt" style:text-underline-style="none" fo:font-weight="normal" officeooo:rsid="00288ae2" style:font-size-asian="12pt" style:font-weight-asian="normal" style:font-weight-complex="normal"/>
    </style:style>
    <style:style style:name="T31" style:family="text">
      <style:text-properties fo:color="#ff0000" style:font-name="Monospace" style:text-underline-style="none" fo:font-weight="normal" officeooo:rsid="00288ae2" style:font-weight-asian="normal" style:font-weight-complex="normal"/>
    </style:style>
    <style:style style:name="T32" style:family="text">
      <style:text-properties fo:color="#ff0000" fo:font-size="12pt" style:font-size-asian="12pt"/>
    </style:style>
    <style:style style:name="T33" style:family="text">
      <style:text-properties fo:color="#ff0000"/>
    </style:style>
    <style:style style:name="T34" style:family="text">
      <style:text-properties fo:color="#557f5f" style:font-name="Monospace" fo:font-size="12pt" style:font-size-asian="12pt"/>
    </style:style>
    <style:style style:name="T35" style:family="text">
      <style:text-properties fo:color="#557f5f" style:font-name="Monospace"/>
    </style:style>
    <style:style style:name="T36" style:family="text">
      <style:text-properties fo:color="#005032" style:font-name="Monospace" fo:font-size="12pt" style:font-size-asian="12pt"/>
    </style:style>
    <style:style style:name="T37" style:family="text">
      <style:text-properties fo:color="#005032" style:font-name="Monospace"/>
    </style:style>
    <style:style style:name="T38" style:family="text">
      <style:text-properties fo:color="#c21b30" style:font-name="Monospace" fo:font-size="12pt" fo:font-weight="bold" style:font-size-asian="12pt" style:font-weight-asian="bold"/>
    </style:style>
    <style:style style:name="T39" style:family="text">
      <style:text-properties fo:color="#c21b30" style:font-name="Monospace" fo:font-weight="bold" style:font-weight-asian="bold"/>
    </style:style>
    <style:style style:name="T40" style:family="text">
      <style:text-properties fo:color="#22804c" style:font-name="Monospace" fo:font-size="12pt" fo:font-weight="bold" style:font-size-asian="12pt" style:font-weight-asian="bold"/>
    </style:style>
    <style:style style:name="T41" style:family="text">
      <style:text-properties fo:color="#22804c" style:font-name="Monospace" fo:font-weight="bold" style:font-weight-asian="bold"/>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EJERCICIO SOBRE POO EN <text:span text:style-name="T29">PHP</text:span> - I<text:span text:style-name="T26">I</text:span></text:p>
      <text:p text:style-name="P5"/>
      <text:p text:style-name="P6"><text:span text:style-name="T25">Se desea i</text:span>mplementar una clase denominada<text:span text:style-name="T1"> </text:span><text:span text:style-name="T2">Reloj</text:span> <text:span text:style-name="T25">que codifique el funcionamiento básico de una reloj con alarma. Para ello se definen los siguientes atributos y métodos</text:span></text:p>
      <text:p text:style-name="P6"/>
      <text:p text:style-name="P2">Atributos: <text:span text:style-name="T25">Todos privados</text:span></text:p>
      <text:p text:style-name="P7"><text:s/><text:span text:style-name="T25">Métodos de instancia:</text:span> </text:p>
      <text:list xml:id="list3067063028" text:style-name="L1">
        <text:list-item>
          <text:p text:style-name="P19">Segundos: un entero donde se guardan los segundos desde las 00:00:00;</text:p>
        </text:list-item>
        <text:list-item>
          <text:p text:style-name="P20">Formato24: valor lógico , indica si la información a mostrar el 24 o 12 horas </text:p>
        </text:list-item>
      </text:list>
      <text:p text:style-name="P7"><text:s/></text:p>
      <text:p text:style-name="P2">Métodos:</text:p>
      <text:p text:style-name="P6">1) <text:s/><text:span text:style-name="T3">C</text:span><text:span text:style-name="T1">onstructor</text:span> <text:s/>donde <text:span text:style-name="T27">se indica la hora, minutos y segundos con los que se inicia el reloj. El formato de hora es por defecto en 24. </text:span></text:p>
      <text:p text:style-name="P6"/>
      <text:p text:style-name="P8">2) <text:s/><text:span text:style-name="T4">Mostrar la hora</text:span><text:span text:style-name="T27">: genera un String con el <text:s/>formado de hora <text:s/>22:30:23 o 10:30:23 pm si el atributos Formato24 es falso</text:span></text:p>
      <text:p text:style-name="P8"/>
      <text:p text:style-name="P11">3)<text:span text:style-name="T1">Cambiar formato24</text:span> <text:s/>que recibe un valor true si quiero formato de 24 o falso si quiero de 12</text:p>
      <text:p text:style-name="P6"/>
      <text:p text:style-name="P6"><text:span text:style-name="T28">4</text:span>) <text:s/><text:span text:style-name="T3">Tictac</text:span><text:span text:style-name="T28"> : incrementa en <text:s/>un segundo el valor de reloj</text:span></text:p>
      <text:p text:style-name="P6"/>
      <text:p text:style-name="P10"><text:span text:style-name="T28">5</text:span>) <text:span text:style-name="T3">C</text:span><text:span text:style-name="T1">omparar Hora</text:span>, recibe como parámetro otro objeto Reloj y me devuelve el número de segundos que tiene de diferencia con el objeto.</text:p>
      <text:p text:style-name="P10"/>
      <text:p text:style-name="P11">Realizar la siguiente clase de prueba de clase Reloj</text:p>
      <table:table table:name="Tabla2" table:style-name="Tabla2">
        <table:table-column table:style-name="Tabla2.A"/>
        <table:table-row>
          <table:table-cell table:style-name="Tabla2.A1" office:value-type="string">
            <text:p text:style-name="P17"><text:span text:style-name="T33">&lt;?php</text:span></text:p>
            <text:p text:style-name="P13"><text:span text:style-name="T35">/*</text:span></text:p>
            <text:p text:style-name="P13"><text:span text:style-name="T35"><text:s/>* Prueba de la clase Reloj</text:span></text:p>
            <text:p text:style-name="P13"><text:span text:style-name="T35"><text:s/>*/</text:span></text:p>
            <text:p text:style-name="P13"><text:span text:style-name="T9">include_once </text:span><text:span text:style-name="T22">'Reloj.php'</text:span><text:span text:style-name="T13">;</text:span></text:p>
            <text:p text:style-name="P16"/>
            <text:p text:style-name="P13"><text:span text:style-name="T13">$r1 = </text:span><text:span text:style-name="T9">new </text:span><text:span text:style-name="T37">Reloj</text:span><text:span text:style-name="T13">(20,10,10);</text:span></text:p>
            <text:p text:style-name="P13"><text:span text:style-name="T13">$r2 = </text:span><text:span text:style-name="T9">new </text:span><text:span text:style-name="T37">Reloj</text:span><text:span text:style-name="T13">(20,10,15);</text:span></text:p>
            <text:p text:style-name="P16"/>
            <text:p text:style-name="P13"><text:span text:style-name="T9">echo </text:span><text:span text:style-name="T22">" &lt;br&gt; Reloj nº 1 "</text:span><text:span text:style-name="T13">. $r1-&gt;mostrar();</text:span></text:p>
            <text:p text:style-name="P13"><text:span text:style-name="T9">echo </text:span><text:span text:style-name="T22">" &lt;br&gt; Reloj nº 2 "</text:span><text:span text:style-name="T13">. $r2-&gt;mostrar();</text:span></text:p>
            <text:p text:style-name="P16"/>
            <text:p text:style-name="P13"><text:span text:style-name="T9">for </text:span><text:span text:style-name="T13">($i=1; $i&lt;= 5; $i++){</text:span></text:p>
            <text:p text:style-name="P13"><text:span text:style-name="T13"><text:s text:c="4"/>$r1-&gt;tictac();</text:span></text:p>
            <text:p text:style-name="P13"><text:span text:style-name="T13">}</text:span></text:p>
            <text:p text:style-name="P16"/>
            <text:p text:style-name="P13"><text:span text:style-name="T9">if </text:span><text:span text:style-name="T13">( $r1-&gt;comparar($r2) == 0){</text:span></text:p>
            <text:p text:style-name="P13"><text:span text:style-name="T13"><text:s text:c="4"/></text:span><text:span text:style-name="T9">echo </text:span><text:span text:style-name="T22">" &lt;br&gt; Están en la misma hora &lt;br&gt;"</text:span><text:span text:style-name="T13">;</text:span></text:p>
            <text:p text:style-name="P13"><text:span text:style-name="T13">}</text:span></text:p>
            <text:p text:style-name="P16"/>
            <text:p text:style-name="P13"><text:span text:style-name="T13">$r1-&gt;cambiarFormato24(</text:span><text:span text:style-name="T9">false</text:span><text:span text:style-name="T13">);</text:span></text:p>
            <text:p text:style-name="P13"><text:span text:style-name="T13">$r2-&gt;cambiarFormato24(</text:span><text:span text:style-name="T9">false</text:span><text:span text:style-name="T13">);</text:span></text:p>
            <text:p text:style-name="P16"/>
            <text:p text:style-name="P13"><text:span text:style-name="T9">echo </text:span><text:span text:style-name="T22">" &lt;br&gt; Reloj nº 1 "</text:span><text:span text:style-name="T13">. $r1-&gt;mostrar();</text:span></text:p>
            <text:p text:style-name="P13"><text:span text:style-name="T9">echo </text:span><text:span text:style-name="T22">" &lt;br&gt; Reloj nº 2 "</text:span><text:span text:style-name="T13">. $r2-&gt;mostrar();</text:span></text:p>
            <text:p text:style-name="P16"/>
            <text:p text:style-name="P13"><text:span text:style-name="T35">// Incremento la hora en una serie de segundos</text:span></text:p>
            <text:p text:style-name="P16"/>
            <text:p text:style-name="P13"><text:span text:style-name="T9">for </text:span><text:span text:style-name="T13">($i=1; $i&lt;= 50000; $i++){</text:span></text:p>
            <text:p text:style-name="P13"><text:span text:style-name="T13"><text:s text:c="4"/>$r1-&gt;tictac();</text:span></text:p>
            <text:p text:style-name="P13"><text:span text:style-name="T13">}</text:span></text:p>
            <text:p text:style-name="P16"/>
            <text:p text:style-name="P13"><text:span text:style-name="T9">for </text:span><text:span text:style-name="T13">($i=1; $i&lt;= 100000; $i++){</text:span></text:p>
            <text:p text:style-name="P13"><text:span text:style-name="T13"><text:s text:c="4"/>$r2-&gt;tictac();</text:span></text:p>
            <text:p text:style-name="P13"><text:span text:style-name="T13">}</text:span></text:p>
            <text:p text:style-name="P16"/>
            <text:p text:style-name="P27"><text:soft-page-break/><text:span text:style-name="T9">echo </text:span><text:span text:style-name="T22">"&lt;br&gt; Los relojes se diferencias en "</text:span><text:span text:style-name="T13">. $r1-&gt;comparar($r2) .</text:span></text:p>
            <text:p text:style-name="P27"><text:span text:style-name="T13"><text:s text:c="9"/></text:span><text:span text:style-name="T22">" segundos &lt;br&gt; "</text:span><text:span text:style-name="T13">;</text:span></text:p>
            <text:p text:style-name="P16"/>
            <text:p text:style-name="P13"><text:span text:style-name="T13">$r1-&gt;cambiarFormato24(</text:span><text:span text:style-name="T9">true</text:span><text:span text:style-name="T13">);</text:span></text:p>
            <text:p text:style-name="P13"><text:span text:style-name="T13">$r2-&gt;cambiarFormato24(</text:span><text:span text:style-name="T9">true</text:span><text:span text:style-name="T13">);</text:span></text:p>
            <text:p text:style-name="P16"/>
            <text:p text:style-name="P13"><text:span text:style-name="T9">echo </text:span><text:span text:style-name="T22">" &lt;br&gt; Reloj nº 1 "</text:span><text:span text:style-name="T13">. $r1-&gt;mostrar();</text:span></text:p>
            <text:p text:style-name="P13"><text:span text:style-name="T9">echo </text:span><text:span text:style-name="T22">" &lt;br&gt; Reloj nº 2 "</text:span><text:span text:style-name="T13">. $r2-&gt;mostrar();</text:span></text:p>
            <text:p text:style-name="P24"/>
          </table:table-cell>
        </table:table-row>
      </table:table>
      <text:p text:style-name="P9"/>
      <text:p text:style-name="P4">CLASE RELOJ - COMPLETAR</text:p>
      <text:p text:style-name="P3"/>
      <table:table table:name="Tabla1" table:style-name="Tabla1">
        <table:table-column table:style-name="Tabla1.A"/>
        <table:table-row>
          <table:table-cell table:style-name="Tabla1.A1" office:value-type="string">
            <text:p text:style-name="P14"><text:span text:style-name="T31">&lt;?php</text:span></text:p>
            <text:p text:style-name="P16"><text:span text:style-name="T13"/></text:p>
            <text:p text:style-name="P13"><text:span text:style-name="T9">class </text:span><text:span text:style-name="T37">Reloj</text:span></text:p>
            <text:p text:style-name="P13"><text:span text:style-name="T13">{</text:span></text:p>
            <text:p text:style-name="P13"><text:span text:style-name="T13"><text:s text:c="4"/></text:span><text:span text:style-name="T39">private </text:span><text:span text:style-name="T22">$segundos</text:span><text:span text:style-name="T13">;</text:span></text:p>
            <text:p text:style-name="P13"><text:span text:style-name="T13"><text:s text:c="4"/></text:span><text:span text:style-name="T39">private </text:span><text:span text:style-name="T22">$formato24</text:span><text:span text:style-name="T13">;</text:span></text:p>
            <text:p text:style-name="P13"><text:span text:style-name="T13"><text:s text:c="4"/></text:span></text:p>
            <text:p text:style-name="P13"><text:span text:style-name="T13"><text:s text:c="4"/></text:span><text:span text:style-name="T41">public </text:span><text:span text:style-name="T9">function</text:span><text:span text:style-name="T13"> __construct ( </text:span><text:span text:style-name="T9">int </text:span><text:span text:style-name="T18">$hora</text:span><text:span text:style-name="T13">, </text:span><text:span text:style-name="T9">int </text:span><text:span text:style-name="T18">$minutos</text:span><text:span text:style-name="T13">, </text:span><text:span text:style-name="T9">int </text:span><text:span text:style-name="T18">$segundos</text:span><text:span text:style-name="T13">){</text:span></text:p>
            <text:p text:style-name="P13"><text:span text:style-name="T13"><text:s text:c="8"/></text:span></text:p>
            <text:p text:style-name="P13"><text:span text:style-name="T13"><text:s text:c="4"/>}</text:span></text:p>
            <text:p text:style-name="P13"><text:span text:style-name="T13"><text:s text:c="4"/></text:span></text:p>
            <text:p text:style-name="P13"><text:span text:style-name="T13"><text:s text:c="4"/></text:span><text:span text:style-name="T35">// Mostrar la hora: genera un String con el <text:s/>formado de hora <text:s/>22:30:23</text:span></text:p>
            <text:p text:style-name="P13"><text:span text:style-name="T13"><text:s text:c="4"/></text:span><text:span text:style-name="T35">// o 10:30:23 pm si el atributos Formato24 es falso</text:span></text:p>
            <text:p text:style-name="P13"><text:span text:style-name="T13"><text:s text:c="4"/></text:span></text:p>
            <text:p text:style-name="P13"><text:span text:style-name="T13"><text:s text:c="4"/></text:span><text:span text:style-name="T41">public </text:span><text:span text:style-name="T9">function</text:span><text:span text:style-name="T13"> mostrar(){</text:span></text:p>
            <text:p text:style-name="P13"><text:span text:style-name="T13"><text:s text:c="8"/></text:span></text:p>
            <text:p text:style-name="P13"><text:span text:style-name="T13"><text:s text:c="8"/></text:span><text:span text:style-name="T9">return </text:span><text:span text:style-name="T22">""</text:span><text:span text:style-name="T13">;</text:span></text:p>
            <text:p text:style-name="P13"><text:span text:style-name="T13"><text:s text:c="4"/>}</text:span></text:p>
            <text:p text:style-name="P13"><text:span text:style-name="T13"><text:s text:c="4"/></text:span></text:p>
            <text:p text:style-name="P13"><text:span text:style-name="T13"><text:s text:c="4"/></text:span><text:span text:style-name="T35">// Cambiar formato24, recibe un valor true si quiero formato de</text:span></text:p>
            <text:p text:style-name="P13"><text:span text:style-name="T13"><text:s text:c="4"/></text:span><text:span text:style-name="T35">// 24 o falso si quiero de 12</text:span></text:p>
            <text:p text:style-name="P13"><text:span text:style-name="T13"><text:s text:c="4"/></text:span><text:span text:style-name="T41">public </text:span><text:span text:style-name="T9">function</text:span><text:span text:style-name="T13"> <text:s/>cambiarFormato24( </text:span><text:span text:style-name="T9">bool </text:span><text:span text:style-name="T18">$formato24</text:span><text:span text:style-name="T13">){</text:span></text:p>
            <text:p text:style-name="P13"><text:span text:style-name="T13"><text:s text:c="8"/></text:span></text:p>
            <text:p text:style-name="P13"><text:span text:style-name="T13"><text:s text:c="4"/>}</text:span></text:p>
            <text:p text:style-name="P13"><text:span text:style-name="T13"><text:s text:c="4"/></text:span></text:p>
            <text:p text:style-name="P13"><text:span text:style-name="T13"><text:s text:c="4"/></text:span><text:span text:style-name="T35">// Incrementa en un segundo el valor de reloj</text:span></text:p>
            <text:p text:style-name="P13"><text:span text:style-name="T13"><text:s text:c="4"/></text:span><text:span text:style-name="T41">public </text:span><text:span text:style-name="T9">function</text:span><text:span text:style-name="T13"> tictac (){</text:span></text:p>
            <text:p text:style-name="P13"><text:span text:style-name="T13"><text:s text:c="8"/></text:span></text:p>
            <text:p text:style-name="P13"><text:span text:style-name="T13"><text:s text:c="4"/>}</text:span></text:p>
            <text:p text:style-name="P13"><text:span text:style-name="T13"><text:s text:c="4"/></text:span></text:p>
            <text:p text:style-name="P13"><text:span text:style-name="T13"><text:s text:c="4"/></text:span><text:span text:style-name="T35">// Comparar Hora, recibe como parámetro otro objeto Reloj</text:span></text:p>
            <text:p text:style-name="P13"><text:span text:style-name="T13"><text:s text:c="4"/></text:span><text:span text:style-name="T35">// y me devuelve el número de segundos que tienen de diferencia</text:span></text:p>
            <text:p text:style-name="P13"><text:span text:style-name="T13"><text:s text:c="4"/></text:span></text:p>
            <text:p text:style-name="P13"><text:span text:style-name="T13"><text:s text:c="4"/></text:span><text:span text:style-name="T41">public </text:span><text:span text:style-name="T9">function</text:span><text:span text:style-name="T13"> comparar ( </text:span><text:span text:style-name="T37">Reloj</text:span><text:span text:style-name="T13"> </text:span><text:span text:style-name="T18">$otroreloj</text:span><text:span text:style-name="T13">){</text:span></text:p>
            <text:p text:style-name="P13"><text:span text:style-name="T13"><text:s text:c="8"/></text:span></text:p>
            <text:p text:style-name="P13"><text:span text:style-name="T13"><text:s text:c="8"/></text:span><text:span text:style-name="T9">return </text:span><text:span text:style-name="T13">0;</text:span></text:p>
            <text:p text:style-name="P13"><text:span text:style-name="T13"><text:s text:c="4"/>} <text:s text:c="3"/></text:span></text:p>
            <text:p text:style-name="P13"><text:span text:style-name="T13">}</text:span></text:p>
          </table:table-cell>
        </table:table-row>
      </table:table>
      <text:p text:style-name="P3"/>
      <text:p text:style-name="P12">Mejora: Reloj con alarma</text:p>
      <text:p text:style-name="P21">Queremos hacer añadir la posibilidad de el reloj tenga la función de alarma para ello añadiremos un nuevo atributo de tipo entero con la hora de la alarma, un valor lógico que indica si está o no activada la alarma. Así mismo definiremos dos métodos nuevos: un método que permita fijar alarma <text:s text:c="2"/>a una hora y minutos determinada y otro método que permita activar o desactivar la alarma en función de un valor lógico. <text:s/>Si en el método tictac llegamos a la hora de alarma mostraremos un mensaje por pantalla indicando que la alarma a la hora indicada está sonando.</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773cm" fo:margin-bottom="0.92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7T23:06:17.570531443</meta:creation-date>
    <dc:date>2019-12-27T09:56:41.680277545</dc:date>
    <meta:editing-duration>PT1H19M15S</meta:editing-duration>
    <meta:editing-cycles>14</meta:editing-cycles>
    <meta:generator>LibreOffice/6.0.7.3$Linux_X86_64 LibreOffice_project/00m0$Build-3</meta:generator>
    <meta:document-statistic meta:table-count="2" meta:image-count="0" meta:object-count="0" meta:page-count="2" meta:paragraph-count="86" meta:word-count="533" meta:character-count="3267" meta:non-whitespace-character-count="2599"/>
  </office:meta>
</office:document-meta>
</file>